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ter Seven: Characters</text:h>
      <text:p text:style-name="TODO">TODO</text:p>
      <text:h text:style-name="Heading_20_2" text:outline-level="2">Historical</text:h>
      <text:h text:style-name="Heading_20_3" text:outline-level="3">Ancient</text:h>
      <text:h text:style-name="Heading_20_4" text:outline-level="4">Sri Sadasti</text:h>
      <text:p text:style-name="Text_20_body">Patron to psychedelic type Discordians. Patron of The Season of Confusion.</text:p>
      <text:p text:style-name="Text_20_body_20_out-dent"><text:span text:style-name="Inline_20_Heading">Division:</text:span> Anchor</text:p>
      <text:h text:style-name="Heading_20_4" text:outline-level="4">Dr. Van van Mojo</text:h>
      <text:p text:style-name="Text_20_body">A Head Doctor of Deep Africa and Maker of Fine Dolls. … Patron of The Season of Discord.</text:p>
      <text:p text:style-name="Text_20_body_20_out-dent"><text:span text:style-name="Inline_20_Heading">Division:</text:span> Arrow</text:p>
      <text:h text:style-name="Heading_20_4" text:outline-level="4">Hung Mung</text:h>
      <text:p text:style-name="Text_20_body">A Sage of Ancient China and Official Discordian Missionary to the Heathen Chinee. He who originally devised THE SACRED CHAO. Patron of The Season of Chaos.</text:p>
      <text:p text:style-name="Text_20_body_20_out-dent"><text:span text:style-name="Inline_20_Heading">Division:</text:span> Apple</text:p>
      <text:h text:style-name="Heading_20_4" text:outline-level="4">Zarathud the Incorrigible</text:h>
      <text:p text:style-name="Text_20_body">Sometimes called Zarathud the Staunch.</text:p>
      <text:p text:style-name="Text_20_body">A hard nosed Hermit of Medieval Europe and Chaosphe Bible Banger. <text:s/>Dubbed "Offender of The Faith." Discovered the Five Commandments. <text:s/>Patron of The Season of Bureaucracy.</text:p>
      <text:p text:style-name="Text_20_body_20_out-dent"><text:span text:style-name="Inline_20_Heading">Division:</text:span> Anvil</text:p>
      <text:h text:style-name="Heading_20_4" text:outline-level="4">The Elder Malaclypse</text:h>
      <text:p text:style-name="Text_20_body_20_out-dent"><text:span text:style-name="Inline_20_Heading">Division:</text:span> Archway</text:p>
      <text:p text:style-name="Text_20_body">A wandering Wiseman of Ancient Mediterrania ("Med-Terra" or middle earth), who followed a 5-pointed Star through the alleys of Rome, Damascus, Baghdad, Jerusalem, Mecca and Cairo, bearing a sign that seemed to read "DOOM". <text:s/>This is a misunderstanding. <text:s/>The sign actually read "DUMB". … Patron of The Season of The Aftermath.</text:p>
      <text:h text:style-name="Heading_20_3" text:outline-level="3">Less Ancient</text:h>
      <text:h text:style-name="Heading_20_4" text:outline-level="4">The Reverend Hypocrates Magoun</text:h>
      <text:p text:style-name="Text_20_body_20_out-dent"><text:span text:style-name="Inline_20_Heading">Division:</text:span> Anchor</text:p>
      <text:h text:style-name="Heading_20_4" text:outline-level="4">Fang the Unwashed, WKC</text:h>
      <text:p text:style-name="Text_20_body_20_out-dent"><text:span text:style-name="Inline_20_Heading">Division:</text:span> Arrow</text:p>
      <text:h text:style-name="Heading_20_4" text:outline-level="4">Emperor Nellens Jo-Shu</text:h>
      <text:p text:style-name="Text_20_body">A couple of seasons after the disappearance of the Scarlet Empress, some fragments of House Iselsi started to receive reports of a possible new claimant of power in the Scavenger Lands. <text:s/>Apparently a minor but beloved middle-aged scion of Nellens, based in one of their River Province tributaries, had declared himself Emperor Jo-Shu. <text:s/>Agents of the Eye arrived there a week or two in advance of heavily-armed House Mnemon “negotiators”, on the chance he would be, or could be made to seem, a valid successor.</text:p>
      <text:p text:style-name="Text_20_body">On arrival, however, they were sorely disappointed. <text:s/>The Wood-Aspect Dragon-Blood in question was clearly insane: dressed in a ragged parody of proper House attire, unkempt hair filled with fading twigs and leaves, and a gaze which seemed always half in dream.</text:p>
      <text:p text:style-name="Text_20_body">Further investigation revealed that his fragile rice trade with the Blessed Isle had fallen apart with the confusion of the Empress’ fall. <text:s/>He had become bankrupt, cut off from the main House, and went into <text:soft-page-break/>seclusion, living off the remains of his unshipped goods. <text:s/>He was not seen for several months, then suddenly reappeared in his current sorry state.</text:p>
      <text:p text:style-name="Text_20_body">He had indeed proclaimed himself Emperor, but his only “subjects” were local mortals who had previously known of and favored him, humoring him in his madness. <text:s/>The Eye agents abandoned their quest in disgust. <text:s/>When the Mnemon party arrived their reactions were a mixture of amusement and contempt, and they left him alone, considering it a waste of time and beneath them even to threaten him.</text:p>
      <text:p text:style-name="Text_20_body">Since then, Emperor Jo-Shu has issued “currency” in the form of leaves and, to the irritation of the Guild, <text:s/>the locals have gone so far as to carry out some minor trade with them. <text:s/>Indeed, it has had the effect of stimulating trade, since the “money” decays, rather than gaining interest in a bank, and only Jo-Shu himself can issue more. <text:s/>His reputation as a pleasant eccentric has grown and he has gained some informal influence: mad though he may be, he is still a Prince of the Earth, and capable of using his powers to help his friends. <text:s/>Claiming a fear of sailing, he has called for a bridge to be built to the Blessed Isle, so that he can take his rightful place in the Imperial City. <text:s/>A few volunteers occasionally add some more planks of wood to what is barely even a pier, but this is all a game, of course.</text:p>
      <text:p text:style-name="Text_20_body_20_out-dent"><text:span text:style-name="Inline_20_Heading">Division:</text:span> Apple</text:p>
      <text:h text:style-name="Heading_20_4" text:outline-level="4">Saint Gulik</text:h>
      <text:p text:style-name="Text_20_body">Messenger of the Goddess. <text:s/>He is a Roach.</text:p>
      <text:p text:style-name="Text_20_body_20_out-dent"><text:span text:style-name="Inline_20_Heading">Division:</text:span> Archway</text:p>
      <text:p text:style-name="Text_20_body"/>
      <text:h text:style-name="Heading_20_4" text:outline-level="4">Malaclypse the Younger</text:h>
      <text:p text:style-name="Text_20_body_20_out-dent"><text:span text:style-name="Inline_20_Heading">Division:</text:span> Anvil</text:p>
      <text:h text:style-name="Heading_20_2" text:outline-level="2">Signature</text:h>
      <text:h text:style-name="Heading_20_3" text:outline-level="3">1st: xxx</text:h>
      <text:h text:style-name="Heading_20_3" text:outline-level="3">2nd: xxx</text:h>
      <text:h text:style-name="Heading_20_3" text:outline-level="3">Apple, Division by Zero: Vlad the Inhaler</text:h>
      <text:h text:style-name="Heading_20_3" text:outline-level="3">4th: xxx</text:h>
      <text:p text:style-name="Text_20_body"/>
      <text:p text:style-name="Quotations">A serious young man found the conflicts within the Realm, after the disappearance of the Empress, confusing. He went to many people seeking a way of resolving within himself the discords that troubled him, but he remained troubled.</text:p>
      <text:p text:style-name="Quotations">One night in a tea-house, a self-ordained Immaculate Master said to him, “Go to the dilapidated manse you will find at this address which I have written down for you. Do not speak to those who live there; you must remain silent until the moon rises tomorrow night. Go to the large room on the right of the main hallway, sit in the lotus position on top of the rubble in the northeast corner, face the corner, and meditate.”</text:p>
      <text:p text:style-name="Quotations">He did as the Immaculate Master instructed. His meditation was frequently interrupted by worries. He worried whether or not the rest of the plumbing fixtures would fall from the second floor bathroom to join the pipes and other debris he was sitting on. He worried how he would know when the moon rose on the next night. He worried about what the people who walked through the room said about him.</text:p>
      <text:p text:style-name="Quotations">His worrying and meditation were disturbed when, as if in a test of his faith, ordure fell from the second floor onto him. At that time two people walked into the room. The first asked the second who the man sitting there was. The second replied, “Some say he is a holy man. Others say he is a shithead.”</text:p>
      <text:p text:style-name="Quotations">Hearing this, the man was enlightened.</text:p>
      <text:p text:style-name="Text_20_body"><text:soft-page-break/>sdfsdfsdf</text:p>
      <text:h text:style-name="Heading_20_3" text:outline-level="3">5th: xxx</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Seven: Characters</dc:title>
    <dc:date>2010-08-14T18:57:38</dc:date>
    <meta:editing-duration>PT00H00M15S</meta:editing-duration>
    <meta:editing-cycles>2</meta:editing-cycles>
    <meta:generator>OpenOffice.org/3.2$Unix OpenOffice.org_project/320m12$Build-9483</meta:generator>
    <meta:document-statistic meta:table-count="0" meta:image-count="0" meta:object-count="0" meta:page-count="3" meta:paragraph-count="52" meta:word-count="884" meta:character-count="5115"/>
    <meta:user-defined meta:name="Info 1"/>
    <meta:user-defined meta:name="Info 2"/>
    <meta:user-defined meta:name="Info 3"/>
    <meta:user-defined meta:name="Info 4"/>
    <meta:template xlink:type="simple" xlink:actuate="onRequest" xlink:title="Discordians" xlink:href="../../Discordians_Template.ott" meta:date="2010-08-12T21:18:01"/>
  </office:meta>
</office:document-meta>
</file>